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860e" officeooo:paragraph-rsid="0003860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b128" officeooo:paragraph-rsid="000bb12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3860e" officeooo:paragraph-rsid="0003860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3860e" officeooo:paragraph-rsid="0006dcf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0590a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06dc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08899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590a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6dcf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8899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06dcf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08899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0bb12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0d84e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0d84e1" officeooo:paragraph-rsid="000d84e1" style:font-weight-asian="normal" style:font-weight-complex="normal"/>
    </style:style>
    <style:style style:name="T1" style:family="text">
      <style:text-properties officeooo:rsid="0003a82b"/>
    </style:style>
    <style:style style:name="T2" style:family="text">
      <style:text-properties officeooo:rsid="000590ac"/>
    </style:style>
    <style:style style:name="T3" style:family="text">
      <style:text-properties officeooo:rsid="0006dcff"/>
    </style:style>
    <style:style style:name="T4" style:family="text">
      <style:text-properties officeooo:rsid="000889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A DE EVENTOS</text:p>
      <text:p text:style-name="P1"/>
      <text:p text:style-name="P3">Transicion <text:s text:c="6"/><text:tab/><text:tab/><text:tab/><text:tab/><text:span text:style-name="T1">Descripcion</text:span></text:p>
      <text:p text:style-name="P5"/>
      <text:p text:style-name="P5"><text:s/><text:span text:style-name="T2">AAr</text:span></text:p>
      <text:p text:style-name="P5"><text:span text:style-name="T2"><text:s/>AW</text:span></text:p>
      <text:p text:style-name="P8">ADe </text:p>
      <text:p text:style-name="P8">PNABMW</text:p>
      <text:p text:style-name="P8">PNABVW</text:p>
      <text:p text:style-name="P8">PNABMR</text:p>
      <text:p text:style-name="P8">PNABVR</text:p>
      <text:p text:style-name="P8">RAB</text:p>
      <text:p text:style-name="P8">B<text:span text:style-name="T3">A</text:span>r</text:p>
      <text:p text:style-name="P4">BW</text:p>
      <text:p text:style-name="P4">BDe</text:p>
      <text:p text:style-name="P6">CAr</text:p>
      <text:p text:style-name="P6">CW</text:p>
      <text:p text:style-name="P6">CDe</text:p>
      <text:p text:style-name="P6">PNCDMW</text:p>
      <text:p text:style-name="P6">PNCDVW</text:p>
      <text:p text:style-name="P6">PNCDMR</text:p>
      <text:p text:style-name="P6">PNCDVR</text:p>
      <text:p text:style-name="P6">RCD</text:p>
      <text:p text:style-name="P6">DAr</text:p>
      <text:p text:style-name="P6">DW</text:p>
      <text:p text:style-name="P6">D<text:span text:style-name="T4">D</text:span>e</text:p>
      <text:p text:style-name="P6"/>
      <text:p text:style-name="P10">PNABTW</text:p>
      <text:p text:style-name="P10">PNABTR</text:p>
      <text:p text:style-name="P7">PNCDTW</text:p>
      <text:p text:style-name="P7">PNCDTR</text:p>
      <text:p text:style-name="P7"/>
      <text:p text:style-name="P11">BAVC</text:p>
      <text:p text:style-name="P11">BAVB</text:p>
      <text:p text:style-name="P11">BAMB</text:p>
      <text:p text:style-name="P11">BAMC</text:p>
      <text:p text:style-name="P11">BAVD</text:p>
      <text:p text:style-name="P11">BAMD</text:p>
      <text:p text:style-name="P11">SMA</text:p>
      <text:p text:style-name="P11">SVA</text:p>
      <text:p text:style-name="P8"/>
      <text:p text:style-name="P8">BBVD</text:p>
      <text:p text:style-name="P8">BBVC</text:p>
      <text:p text:style-name="P8">BBMC</text:p>
      <text:p text:style-name="P11">BBMD</text:p>
      <text:p text:style-name="P11">BBVA</text:p>
      <text:p text:style-name="P11">BBMA</text:p>
      <text:p text:style-name="P11">SMB</text:p>
      <text:p text:style-name="P11">SVB</text:p>
      <text:p text:style-name="P8"><text:soft-page-break/><text:s/></text:p>
      <text:p text:style-name="P9">B<text:span text:style-name="T3">C</text:span>V<text:span text:style-name="T3">A</text:span></text:p>
      <text:p text:style-name="P9">B<text:span text:style-name="T3">C</text:span>V<text:span text:style-name="T3">D</text:span></text:p>
      <text:p text:style-name="P9">B<text:span text:style-name="T4">C</text:span>M<text:span text:style-name="T4">D</text:span></text:p>
      <text:p text:style-name="P11">B<text:span text:style-name="T4">CMA</text:span></text:p>
      <text:p text:style-name="P11">B<text:span text:style-name="T4">C</text:span>V<text:span text:style-name="T4">B</text:span></text:p>
      <text:p text:style-name="P11">B<text:span text:style-name="T4">C</text:span>M<text:span text:style-name="T4">B</text:span></text:p>
      <text:p text:style-name="P11">SM<text:span text:style-name="T4">C</text:span></text:p>
      <text:p text:style-name="P11">SV<text:span text:style-name="T4">C</text:span></text:p>
      <text:p text:style-name="P11"/>
      <text:p text:style-name="P10">B<text:span text:style-name="T4">D</text:span>V<text:span text:style-name="T4">B</text:span></text:p>
      <text:p text:style-name="P10">B<text:span text:style-name="T4">D</text:span>V<text:span text:style-name="T4">A</text:span></text:p>
      <text:p text:style-name="P10"><text:span text:style-name="T4">BD</text:span>M<text:span text:style-name="T4">A</text:span></text:p>
      <text:p text:style-name="P12">B<text:span text:style-name="T4">DMB</text:span></text:p>
      <text:p text:style-name="P12">B<text:span text:style-name="T4">D</text:span>V<text:span text:style-name="T4">C</text:span></text:p>
      <text:p text:style-name="P12">B<text:span text:style-name="T4">D</text:span>M<text:span text:style-name="T4">C</text:span></text:p>
      <text:p text:style-name="P12">SM<text:span text:style-name="T4">D</text:span></text:p>
      <text:p text:style-name="P12">SV<text:span text:style-name="T4">D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TABLA DE ACTIVIDADES O ESTADOS</text:p>
      <text:p text:style-name="P2"/>
      <text:p text:style-name="P13">Plazas<text:tab/><text:tab/><text:tab/><text:tab/><text:tab/><text:tab/>Descripcion</text:p>
      <text:p text:style-name="P13"/>
      <text:p text:style-name="P13">MAQ</text:p>
      <text:p text:style-name="P13">VAG</text:p>
      <text:p text:style-name="P13"/>
      <text:p text:style-name="P13">RDAT</text:p>
      <text:p text:style-name="P13">ATW</text:p>
      <text:p text:style-name="P13">ATR</text:p>
      <text:p text:style-name="P13">RABM</text:p>
      <text:p text:style-name="P13">RABV</text:p>
      <text:p text:style-name="P13">PNABM</text:p>
      <text:p text:style-name="P13">PNABV</text:p>
      <text:p text:style-name="P13">PNABB</text:p>
      <text:p text:style-name="P14">PNABT</text:p>
      <text:p text:style-name="P13">RABMR</text:p>
      <text:p text:style-name="P13">RABVR</text:p>
      <text:p text:style-name="P13">RABT</text:p>
      <text:p text:style-name="P13">BTW</text:p>
      <text:p text:style-name="P13">BTR</text:p>
      <text:p text:style-name="P13">RBCT</text:p>
      <text:p text:style-name="P13">CTW</text:p>
      <text:p text:style-name="P13">CTR</text:p>
      <text:p text:style-name="P13">RCDM</text:p>
      <text:p text:style-name="P13">RCDV</text:p>
      <text:p text:style-name="P13">PNCDM</text:p>
      <text:p text:style-name="P13">PNCDV</text:p>
      <text:p text:style-name="P13">PNCDB</text:p>
      <text:p text:style-name="P13">PNCDT</text:p>
      <text:p text:style-name="P13">RCDMR</text:p>
      <text:p text:style-name="P13">RCDVR</text:p>
      <text:p text:style-name="P13">RCDT</text:p>
      <text:p text:style-name="P13">DTW</text:p>
      <text:p text:style-name="P15">DTR</text:p>
      <text:p text:style-name="P15"/>
      <text:p text:style-name="P15">TEA</text:p>
      <text:p text:style-name="P15">VA</text:p>
      <text:p text:style-name="P15">MA</text:p>
      <text:p text:style-name="P15"/>
      <text:p text:style-name="P15">TEB</text:p>
      <text:p text:style-name="P15">VB</text:p>
      <text:p text:style-name="P15">MB</text:p>
      <text:p text:style-name="P15"/>
      <text:p text:style-name="P15">TEC</text:p>
      <text:p text:style-name="P15">VC</text:p>
      <text:p text:style-name="P15">MC</text:p>
      <text:p text:style-name="P15"/>
      <text:p text:style-name="P15">TED</text:p>
      <text:p text:style-name="P15"><text:soft-page-break/>VD</text:p>
      <text:p text:style-name="P15">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7:15:56.274082174</meta:creation-date>
    <dc:date>2018-03-13T21:26:38.296376484</dc:date>
    <meta:editing-duration>PT11M6S</meta:editing-duration>
    <meta:editing-cycles>2</meta:editing-cycles>
    <meta:generator>LibreOffice/6.0.1.1$Linux_X86_64 LibreOffice_project/00m0$Build-1</meta:generator>
    <meta:document-statistic meta:table-count="0" meta:image-count="0" meta:object-count="0" meta:page-count="4" meta:paragraph-count="105" meta:word-count="112" meta:character-count="485" meta:non-whitespace-character-count="458"/>
  </office:meta>
</office:document-meta>
</file>